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56.75pt"/>
    </style:style>
    <style:style style:name="co7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123"/>
    <style:style style:name="ce17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19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20" style:family="table-cell" style:parent-style-name="Default" style:data-style-name="N123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5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36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38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39" style:family="table-cell" style:parent-style-name="Default" style:data-style-name="N40">
      <style:text-properties fo:font-size="8pt" style:font-size-asian="8pt" style:font-size-complex="8pt"/>
    </style:style>
    <style:style style:name="ce40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45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23"/>
    <style:style style:name="ce2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7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28" style:family="table-cell" style:parent-style-name="Default" style:data-style-name="N123"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4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46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47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48" style:family="table-cell" style:parent-style-name="Default" style:data-style-name="N40">
      <style:text-properties fo:font-size="8pt" style:font-size-asian="8pt" style:font-size-complex="8pt"/>
    </style:style>
    <style:style style:name="ce49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50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6" table:number-columns-repeated="2" table:default-cell-style-name="Default"/>
        <table:table-column table:style-name="co7" table:number-columns-repeated="9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CR du 10_05</text:p>
          </table:table-cell>
          <table:covered-table-cell/>
          <table:table-cell table:style-name="ce23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23" office:value-type="string" calcext:value-type="string" table:number-columns-spanned="2" table:number-rows-spanned="1">
            <text:p>CR du 17_05</text:p>
          </table:table-cell>
          <table:covered-table-cell/>
          <table:table-cell table:style-name="ce23" table:formula="of:=[$'Semaine 2'.B19]" office:value-type="string" office:string-value="Codage d’un PacMan à nouvements atomiques (cf. Archivage/PacMan_v0) et un à mouvements continus (cf. WIP/PacMan)" calcext:value-type="string" table:number-columns-spanned="9" table:number-rows-spanned="1">
            <text:p>Codage d’un PacMan à nouvements atomiques (cf. Archivage/PacMan_v0) et un à mouvements continus (cf. WIP/PacMan)</text:p>
          </table:table-cell>
          <table:covered-table-cell table:number-columns-repeated="8"/>
        </table:table-row>
        <table:table-row table:style-name="ro1">
          <table:table-cell table:style-name="ce23" office:value-type="string" calcext:value-type="string" table:number-columns-spanned="2" table:number-rows-spanned="1">
            <text:p>CR du 24_05</text:p>
          </table:table-cell>
          <table:covered-table-cell/>
          <table:table-cell table:style-name="ce23" table:formula="of:=[$'Semaine 3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23" office:value-type="string" calcext:value-type="string" table:number-columns-spanned="2" table:number-rows-spanned="1">
            <text:p>CR du 31_05</text:p>
          </table:table-cell>
          <table:covered-table-cell/>
          <table:table-cell table:style-name="ce23" table:formula="of:=[$'Semaine 4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23" office:value-type="string" calcext:value-type="string" table:number-columns-spanned="2" table:number-rows-spanned="1">
            <text:p>CR du 07_06</text:p>
          </table:table-cell>
          <table:covered-table-cell/>
          <table:table-cell table:style-name="ce23" table:formula="of:=[$'Semaine 5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23" office:value-type="string" calcext:value-type="string" table:number-columns-spanned="2" table:number-rows-spanned="1">
            <text:p>CR du 14_06</text:p>
          </table:table-cell>
          <table:covered-table-cell/>
          <table:table-cell table:style-name="ce23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23" office:value-type="string" calcext:value-type="string" table:number-columns-spanned="11" table:number-rows-spanned="1">
            <text:p><text:span text:style-name="T2">Toutes informations supplémentaires sont accessibles à l’adresse suivante : </text:span><text:span text:style-name="T2"><text:a xlink:href="https://github.com/ValentinLebouvier/TAL2019" xlink:type="simple">https://github.com/ValentinLebouvier/TAL2019</text:a></text:span><text:span text:style-name="T2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3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23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24" table:formula="of:=SUM([$'Semaine 1'.B9];[$'Semaine 2'.B9];[$'Semaine 3'.B9];[$'Semaine 4'.B9];[$'Semaine 5'.B9];[$'Semaine 6'.B9])" office:value-type="time" office:time-value="PT67H00M00S" calcext:value-type="time">
            <text:p>67:0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37"/>
        <table:table-column table:style-name="co4" table:number-columns-repeated="24" table:default-cell-style-name="Default"/>
        <table:table-row table:style-name="ro1">
          <table:table-cell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25" office:value-type="date" office:date-value="2019-05-06" calcext:value-type="date">
            <text:p>lundi 6 mai</text:p>
          </table:table-cell>
          <table:table-cell table:number-columns-repeated="11"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43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25" office:value-type="date" office:date-value="2019-05-07" calcext:value-type="date">
            <text:p>mardi 7 mai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43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25" office:value-type="date" office:date-value="2019-05-08" calcext:value-type="date">
            <text:p>mercredi 8 mai</text:p>
          </table:table-cell>
          <table:table-cell table:number-columns-repeated="24" table:style-name="ce27" office:value-type="float" office:value="0" calcext:value-type="float">
            <text:p>0</text:p>
          </table:table-cell>
          <table:table-cell table:style-name="ce43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25" office:value-type="date" office:date-value="2019-05-09" calcext:value-type="date">
            <text:p>jeudi 9 mai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43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25" office:value-type="date" office:date-value="2019-05-10" calcext:value-type="date">
            <text:p>vendredi 10 mai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10" table:style-name="ce27" office:value-type="float" office:value="0" calcext:value-type="float">
            <text:p>0</text:p>
          </table:table-cell>
          <table:table-cell table:style-name="ce43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28" table:formula="of:=SUM([.Z2:.Z6])" office:value-type="time" office:time-value="PT24H30M00S" calcext:value-type="time">
            <text:p>24:30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25" table:formula="of:=[.A2]" office:value-type="date" office:date-value="2019-05-06" calcext:value-type="date">
            <text:p>lundi 6 mai</text:p>
          </table:table-cell>
          <table:table-cell table:style-name="ce41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4" table:style-name="ce42"/>
        </table:table-row>
        <table:table-row table:style-name="ro1">
          <table:table-cell table:style-name="ce25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4" table:style-name="ce42"/>
        </table:table-row>
        <table:table-row table:style-name="ro1">
          <table:table-cell table:style-name="ce25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4" table:style-name="ce42"/>
        </table:table-row>
        <table:table-row table:style-name="ro1">
          <table:table-cell table:style-name="ce25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4" table:style-name="ce42"/>
        </table:table-row>
        <table:table-row table:style-name="ro1">
          <table:table-cell table:style-name="ce25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4" table:style-name="ce42"/>
        </table:table-row>
        <table:table-row table:style-name="ro1">
          <table:table-cell/>
          <table:table-cell table:style-name="ce42" table:number-columns-repeated="25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4" table:style-name="ce42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25"/>
        <table:table-column table:style-name="co4" table:default-cell-style-name="ce44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number-columns-repeated="6" table:style-name="ce44" office:value-type="float" office:value="0" calcext:value-type="float">
            <text:p>0</text:p>
          </table:table-cell>
          <table:table-cell table:style-name="ce43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9" table:style-name="ce44" office:value-type="float" office:value="1" calcext:value-type="float">
            <text:p>1</text:p>
          </table:table-cell>
          <table:table-cell table:number-columns-repeated="5" table:style-name="ce44" office:value-type="float" office:value="0" calcext:value-type="float">
            <text:p>0</text:p>
          </table:table-cell>
          <table:table-cell table:style-name="ce43" table:formula="of:=SUM([.B3:.Y3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number-columns-repeated="6" table:style-name="ce44" office:value-type="float" office:value="0" calcext:value-type="float">
            <text:p>0</text:p>
          </table:table-cell>
          <table:table-cell table:style-name="ce43" table:formula="of:=SUM([.B4:.Y4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number-columns-repeated="6" table:style-name="ce44" office:value-type="float" office:value="0" calcext:value-type="float">
            <text:p>0</text:p>
          </table:table-cell>
          <table:table-cell table:style-name="ce43" table:formula="of:=SUM([.B5:.Y5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5"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7" table:style-name="ce44" office:value-type="float" office:value="1" calcext:value-type="float">
            <text:p>1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table:style-name="ce43" table:formula="of:=SUM([.B6:.Y6])*TIME(0;30;0)" office:value-type="time" office:time-value="PT06H00M00S" calcext:value-type="time">
            <text:p>06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8" table:formula="of:=SUM([.Z2:.Z6])" office:value-type="time" office:time-value="PT35H30M00S" calcext:value-type="time">
            <text:p>35:3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41" office:value-type="string" calcext:value-type="string" table:number-columns-spanned="25" table:number-rows-spanned="1">
            <text:p>Recherche d’un exemple de BT et mise en place (5h) &amp; tentative installation pyTree sur anaconda (2h)</text:p>
          </table:table-cell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37" office:value-type="string" calcext:value-type="string" table:number-columns-spanned="25" table:number-rows-spanned="1">
            <text:p>Fin installation de pyTrees sur anaconda(1h) &amp; écriture d’un exemple de BT avec pyTrees (ex 1&amp;2 (60+..l), ~1.5h) &amp; réunion encadrant(~1h) &amp; développement de BTs pour PacMan (1h) &amp; écriture d’un engine pour faire un PacMan (66l,3.5h)</text:p>
          </table:table-cell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37" office:value-type="string" calcext:value-type="string" table:number-columns-spanned="25" table:number-rows-spanned="1">
            <text:p>Écriture de l’engine PacMan et de 2 modes de fonctionnement pour PacMan (7h30, ~360l.)</text:p>
          </table:table-cell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37" office:value-type="string" calcext:value-type="string" table:number-columns-spanned="25" table:number-rows-spanned="1">
            <text:p>Passage a un mode fonctionnel de PacMan (voir commit Pacman_v0) puis changement pour un engine en continu (7h30)</text:p>
          </table:table-cell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37" office:value-type="string" calcext:value-type="string" table:number-columns-spanned="25" table:number-rows-spanned="1">
            <text:p>Continuation sur le modèle continu et mise au propre d’élements pour le rapport </text:p>
          </table:table-cell>
          <table:covered-table-cell table:number-columns-repeated="24" table:style-name="ce42"/>
          <table:table-cell table:number-columns-repeated="998"/>
        </table:table-row>
        <table:table-row table:style-name="ro1">
          <table:table-cell table:style-name="Default"/>
          <table:table-cell table:style-name="ce42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7" office:value-type="string" calcext:value-type="string" table:number-columns-spanned="25" table:number-rows-spanned="1">
            <text:p>Codage d’un PacMan à nouvements atomiques (cf. Archivage/PacMan_v0) et un à mouvements continus (cf. WIP/PacMan)</text:p>
          </table:table-cell>
          <table:covered-table-cell table:number-columns-repeated="24" table:style-name="ce42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25"/>
        <table:table-column table:style-name="co4" table:default-cell-style-name="ce46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5"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9" table:style-name="ce46" office:value-type="float" office:value="1" calcext:value-type="float">
            <text:p>1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3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6" office:value-type="float" office:value="0" calcext:value-type="float">
            <text:p>0</text:p>
          </table:table-cell>
          <table:table-cell table:style-name="ce43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6" office:value-type="float" office:value="0" calcext:value-type="float">
            <text:p>0</text:p>
          </table:table-cell>
          <table:table-cell table:style-name="ce43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6" office:value-type="float" office:value="0" calcext:value-type="float">
            <text:p>0</text:p>
          </table:table-cell>
          <table:table-cell table:style-name="ce43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6" office:value-type="float" office:value="0" calcext:value-type="float">
            <text:p>0</text:p>
          </table:table-cell>
          <table:table-cell table:style-name="ce43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8" table:formula="of:=SUM([.Z2:.Z6])" office:value-type="time" office:time-value="PT07H00M00S" calcext:value-type="time">
            <text:p>07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41" office:value-type="string" calcext:value-type="string" table:number-columns-spanned="25" table:number-rows-spanned="1">
            <text:p>Terminer d’écrire la v1 du pacman continu &amp;&amp; début d’implémentation des détections inter-agents</text:p>
          </table:table-cell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style-name="Default"/>
          <table:table-cell table:style-name="ce42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25"/>
        <table:table-column table:style-name="co4" table:default-cell-style-name="ce47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7" office:value-type="float" office:value="0" calcext:value-type="float">
            <text:p>0</text:p>
          </table:table-cell>
          <table:table-cell table:style-name="ce43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7" office:value-type="float" office:value="0" calcext:value-type="float">
            <text:p>0</text:p>
          </table:table-cell>
          <table:table-cell table:style-name="ce43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7" office:value-type="float" office:value="0" calcext:value-type="float">
            <text:p>0</text:p>
          </table:table-cell>
          <table:table-cell table:style-name="ce43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7" office:value-type="float" office:value="0" calcext:value-type="float">
            <text:p>0</text:p>
          </table:table-cell>
          <table:table-cell table:style-name="ce43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7" office:value-type="float" office:value="0" calcext:value-type="float">
            <text:p>0</text:p>
          </table:table-cell>
          <table:table-cell table:style-name="ce43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8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41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style-name="Default"/>
          <table:table-cell table:style-name="ce42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ce25"/>
        <table:table-column table:style-name="co4" table:default-cell-style-name="ce49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9" office:value-type="float" office:value="0" calcext:value-type="float">
            <text:p>0</text:p>
          </table:table-cell>
          <table:table-cell table:style-name="ce43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9" office:value-type="float" office:value="0" calcext:value-type="float">
            <text:p>0</text:p>
          </table:table-cell>
          <table:table-cell table:style-name="ce43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9" office:value-type="float" office:value="0" calcext:value-type="float">
            <text:p>0</text:p>
          </table:table-cell>
          <table:table-cell table:style-name="ce43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9" office:value-type="float" office:value="0" calcext:value-type="float">
            <text:p>0</text:p>
          </table:table-cell>
          <table:table-cell table:style-name="ce43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9" office:value-type="float" office:value="0" calcext:value-type="float">
            <text:p>0</text:p>
          </table:table-cell>
          <table:table-cell table:style-name="ce43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8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41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table:table-row table:style-name="ro1">
          <table:table-cell table:style-name="Default"/>
          <table:table-cell table:style-name="ce42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7" table:number-columns-spanned="25" table:number-rows-spanned="1"/>
          <table:covered-table-cell table:number-columns-repeated="24" table:style-name="ce42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25"/>
        <table:table-column table:style-name="co4" table:default-cell-style-name="ce50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50" office:value-type="float" office:value="0" calcext:value-type="float">
            <text:p>0</text:p>
          </table:table-cell>
          <table:table-cell table:style-name="ce43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50" office:value-type="float" office:value="0" calcext:value-type="float">
            <text:p>0</text:p>
          </table:table-cell>
          <table:table-cell table:style-name="ce43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50" office:value-type="float" office:value="0" calcext:value-type="float">
            <text:p>0</text:p>
          </table:table-cell>
          <table:table-cell table:style-name="ce43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50" office:value-type="float" office:value="0" calcext:value-type="float">
            <text:p>0</text:p>
          </table:table-cell>
          <table:table-cell table:style-name="ce43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50" office:value-type="float" office:value="0" calcext:value-type="float">
            <text:p>0</text:p>
          </table:table-cell>
          <table:table-cell table:style-name="ce43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8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41" table:number-columns-spanned="25" table:number-rows-spanned="1"/>
          <table:covered-table-cell table:number-columns-repeated="24" table:style-name="ce42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37" table:number-columns-spanned="25" table:number-rows-spanned="1"/>
          <table:covered-table-cell table:number-columns-repeated="24" table:style-name="ce42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37" table:number-columns-spanned="25" table:number-rows-spanned="1"/>
          <table:covered-table-cell table:number-columns-repeated="24" table:style-name="ce42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37" table:number-columns-spanned="25" table:number-rows-spanned="1"/>
          <table:covered-table-cell table:number-columns-repeated="24" table:style-name="ce42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37" table:number-columns-spanned="25" table:number-rows-spanned="1"/>
          <table:covered-table-cell table:number-columns-repeated="24" table:style-name="ce42"/>
        </table:table-row>
        <table:table-row table:style-name="ro1">
          <table:table-cell table:style-name="Default"/>
          <table:table-cell table:style-name="ce42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7" table:number-columns-spanned="25" table:number-rows-spanned="1"/>
          <table:covered-table-cell table:number-columns-repeated="24" table:style-name="ce42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7:24:02.398214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20T17:08:03.547837503</dc:date>
    <meta:editing-duration>PT11H58M48S</meta:editing-duration>
    <meta:editing-cycles>38</meta:editing-cycles>
    <meta:generator>LibreOffice/6.0.7.3$Linux_X86_64 LibreOffice_project/00m0$Build-3</meta:generator>
    <meta:document-statistic meta:table-count="7" meta:cell-count="1016" meta:object-count="0"/>
  </office:meta>
</office:document-meta>
</file>